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EC0000009CB164050B.jpg" manifest:media-type="image/jpeg"/>
  <manifest:file-entry manifest:full-path="Pictures/10000000000004EC000003795F80046F.png" manifest:media-type="image/png"/>
  <manifest:file-entry manifest:full-path="Pictures/10000000000004EC00000379A7705CBA.jpg" manifest:media-type="image/jpe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al1" svg:font-family="Arial" style:font-adornments="Norm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adornments="Normal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none" draw:fill-color="#e6e64c" draw:textarea-horizontal-align="justify" draw:textarea-vertical-align="middle" draw:auto-grow-height="false"/>
    </style:style>
    <style:style style:name="gr3" style:family="graphic" style:parent-style-name="standard">
      <style:graphic-properties draw:fill="none"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fo:min-height="13.61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1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>
        <office:forms form:automatic-focus="false" form:apply-design-mode="false"/>
        <draw:custom-shape draw:style-name="gr2" draw:text-style-name="P1" xml:id="id4" draw:id="id4" draw:layer="layout" svg:width="5.663cm" svg:height="1.652cm" svg:x="5.883cm" svg:y="13.217cm">
          <text:p text:style-name="P1">Take a task</text:p>
          <text:p text:style-name="P1">from a story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5" draw:id="id5" draw:layer="layout" svg:width="5.705cm" svg:height="1.665cm" svg:x="5.862cm" svg:y="15.605cm">
          <text:p text:style-name="P1">Write code</text:p>
          <text:p text:style-name="P1">push for review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1" draw:id="id1" draw:layer="layout" svg:width="5.623cm" svg:height="1.86cm" svg:x="5.903cm" svg:y="1.547cm">
          <text:p text:style-name="P1">Go on gerrit</text:p>
          <text:p text:style-name="P1">dashboard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2" draw:id="id2" draw:layer="layout" svg:width="7.234cm" svg:height="3.886cm" svg:x="5.097cm" svg:y="4.116cm">
          <text:p text:style-name="P1">Is there code</text:p>
          <text:p text:style-name="P1">I can review 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xml:id="id3" draw:id="id3" draw:layer="layout" svg:width="7.234cm" svg:height="3.886cm" svg:x="5.097cm" svg:y="8.617cm">
          <text:p text:style-name="P1">Is there commit</text:p>
          <text:p text:style-name="P1">reviewed 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draw:type="line" svg:x1="8.715cm" svg:y1="3.407cm" svg:x2="8.714cm" svg:y2="4.116cm" draw:start-shape="id1" draw:start-glue-point="6" draw:end-shape="id2" draw:end-glue-point="4" svg:d="M8715 3407l-1 709" svg:viewBox="0 0 2 710">
          <text:p/>
        </draw:connector>
        <draw:connector draw:style-name="gr4" draw:text-style-name="P1" draw:layer="layout" draw:type="line" svg:x1="8.714cm" svg:y1="8.002cm" svg:x2="8.714cm" svg:y2="8.617cm" draw:start-shape="id2" draw:start-glue-point="6" draw:end-shape="id3" draw:end-glue-point="4" svg:d="M8714 8002v615" svg:viewBox="0 0 1 616">
          <text:p/>
        </draw:connector>
        <draw:connector draw:style-name="gr4" draw:text-style-name="P1" draw:layer="layout" draw:type="line" svg:x1="8.714cm" svg:y1="12.503cm" svg:x2="8.715cm" svg:y2="13.217cm" draw:start-shape="id3" draw:start-glue-point="6" draw:end-shape="id4" draw:end-glue-point="4" svg:d="M8714 12503l1 714" svg:viewBox="0 0 2 715">
          <text:p/>
        </draw:connector>
        <draw:connector draw:style-name="gr4" draw:text-style-name="P1" draw:layer="layout" draw:type="line" svg:x1="8.715cm" svg:y1="14.869cm" svg:x2="8.715cm" svg:y2="15.605cm" draw:start-shape="id4" draw:start-glue-point="6" draw:end-shape="id5" draw:end-glue-point="4" svg:d="M8715 14869v736" svg:viewBox="0 0 1 737">
          <text:p/>
        </draw:connector>
        <draw:connector draw:style-name="gr4" draw:text-style-name="P1" draw:layer="layout" draw:line-skew="-2.176cm" svg:x1="5.862cm" svg:y1="16.438cm" svg:x2="5.903cm" svg:y2="2.477cm" draw:start-shape="id5" draw:start-glue-point="5" draw:end-shape="id1" draw:end-glue-point="5" svg:d="M5862 16438h-2678v-13961h2719" svg:viewBox="0 0 2720 13962">
          <text:p/>
        </draw:connector>
        <draw:custom-shape draw:style-name="gr2" draw:text-style-name="P1" xml:id="id6" draw:id="id6" draw:layer="layout" svg:width="5.663cm" svg:height="1.652cm" svg:x="13.407cm" svg:y="5.232cm">
          <text:p text:style-name="P1">Review code</text:p>
          <text:p text:style-name="P1">test modification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1" draw:layer="layout" draw:type="line" svg:x1="12.331cm" svg:y1="6.059cm" svg:x2="13.407cm" svg:y2="6.058cm" draw:start-shape="id2" draw:start-glue-point="7" draw:end-shape="id6" draw:end-glue-point="5" svg:d="M12331 6059l1076-1" svg:viewBox="0 0 1077 2">
          <text:p/>
        </draw:connector>
        <draw:custom-shape draw:style-name="gr2" draw:text-style-name="P1" xml:id="id7" draw:id="id7" draw:layer="layout" svg:width="5.663cm" svg:height="1.652cm" svg:x="13.407cm" svg:y="9.733cm">
          <text:p text:style-name="P1">Review code</text:p>
          <text:p text:style-name="P1">test modification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1" draw:layer="layout" draw:type="line" svg:x1="12.331cm" svg:y1="10.56cm" svg:x2="13.407cm" svg:y2="10.559cm" draw:start-shape="id3" draw:start-glue-point="7" draw:end-shape="id7" draw:end-glue-point="5" svg:d="M12331 10560l1076-1" svg:viewBox="0 0 1077 2">
          <text:p/>
        </draw:connector>
        <draw:connector draw:style-name="gr4" draw:text-style-name="P1" draw:layer="layout" svg:x1="19.07cm" svg:y1="6.058cm" svg:x2="11.526cm" svg:y2="2.477cm" draw:start-shape="id6" draw:start-glue-point="7" draw:end-shape="id1" draw:end-glue-point="7" svg:d="M19070 6058h501v-3581h-8045" svg:viewBox="0 0 8046 3582">
          <text:p/>
        </draw:connector>
        <draw:connector draw:style-name="gr4" draw:text-style-name="P1" draw:layer="layout" draw:line-skew="-0.016cm" svg:x1="19.07cm" svg:y1="10.559cm" svg:x2="11.526cm" svg:y2="2.477cm" draw:start-shape="id7" draw:start-glue-point="7" draw:end-shape="id1" draw:end-glue-point="7" svg:d="M19070 10559h485v-8082h-8029" svg:viewBox="0 0 8030 8083">
          <text:p/>
        </draw:connector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2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Arial1" svg:font-family="Arial" style:font-adornments="Norm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adornments="Normal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VertGris" draw:style="linear" draw:start-color="#7da647" draw:end-color="#e6e6e6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Enalean_20_Background" draw:display-name="Enalean Background" xlink:href="Pictures/10000000000004EC000003795F80046F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GB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TemplateSlides-background" style:family="presentation">
      <style:graphic-properties draw:stroke="none" draw:fill="bitmap" draw:fill-image-name="Enalean_20_Background" draw:fill-image-width="0cm" draw:fill-image-height="0cm"/>
      <style:text-properties style:letter-kerning="true"/>
    </style:style>
    <style:style style:name="TemplateSlides-backgroundobjects" style:family="presentation">
      <style:graphic-properties draw:stroke="none" draw:fill="gradient" draw:fill-gradient-name="VertGris" draw:fill-image-width="0cm" draw:fill-image-height="0cm" draw:shadow="hidden" draw:shadow-offset-x="0cm" draw:shadow-offset-y="0.1cm" draw:shadow-color="#c0c0c0"/>
      <style:text-properties style:letter-kerning="true"/>
    </style:style>
    <style:style style:name="TemplateSlide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emplateSlides-outline1" style:family="presentation">
      <style:graphic-properties draw:stroke="none" draw:fill="none" draw:auto-grow-height="false" draw:fit-to-size="shrink-to-fit">
        <text:list-style style:name="TemplateSlides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000000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000000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000000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.498cm" fo:text-align="center" fo:text-indent="0cm">
        <style:tab-stops/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32pt" fo:language="en" fo:country="GB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emplateSlides-outline2" style:family="presentation" style:parent-style-name="TemplateSlides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TemplateSlides-outline3" style:family="presentation" style:parent-style-name="TemplateSlides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TemplateSlides-outline4" style:family="presentation" style:parent-style-name="TemplateSlides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TemplateSlides-outline5" style:family="presentation" style:parent-style-name="TemplateSlides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lateSlides-outline6" style:family="presentation" style:parent-style-name="TemplateSlides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lateSlides-outline7" style:family="presentation" style:parent-style-name="TemplateSlides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lateSlides-outline8" style:family="presentation" style:parent-style-name="TemplateSlides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lateSlides-outline9" style:family="presentation" style:parent-style-name="TemplateSlides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lateSlides-subtitle" style:family="presentation">
      <style:graphic-properties draw:stroke="none" draw:fill="none" draw:textarea-vertical-align="middle">
        <text:list-style style:name="TemplateSlid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end" fo:text-indent="0cm"/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GB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emplateSlides-title" style:family="presentation">
      <style:graphic-properties draw:stroke="none" draw:fill="none" draw:textarea-vertical-align="middle">
        <text:list-style style:name="TemplateSlid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language="en" fo:country="GB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bitmap" draw:fill-image-name="Enalean_20_Background" draw:fill-image-width="0cm" draw:fill-image-height="0cm"/>
      <style:text-properties style:letter-kerning="true"/>
    </style:style>
    <style:style style:name="Standard-backgroundobjects" style:family="presentation">
      <style:graphic-properties draw:stroke="none" draw:fill="none" draw:fill-gradient-name="VertGris" draw:fill-image-width="0cm" draw:fill-image-height="0cm" draw:textarea-horizontal-align="left" draw:textarea-vertical-align="middle" draw:shadow="hidden" draw:shadow-offset-x="0cm" draw:shadow-offset-y="0.1cm" draw:shadow-color="#cccccc"/>
      <style:paragraph-properties>
        <style:tab-stops>
          <style:tab-stop style:position="10cm" style:type="center"/>
          <style:tab-stop style:position="25cm" style:type="right"/>
        </style:tab-stops>
      </style:paragraph-properties>
      <style:text-properties fo:color="#000000" style:font-name="Arial2" fo:font-family="Arial" style:font-style-name="Normal" style:font-family-generic="swiss" style:font-pitch="variable" fo:font-size="12pt" fo:language="en" fo:country="GB"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 draw:fill-image-width="0cm" draw:fill-image-height="0cm" draw:auto-grow-height="false" draw:fit-to-size="shrink-to-fit">
        <text:list-style style:name="Standard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000000" fo:font-size="100%"/>
          </text:list-level-style-bullet>
          <text:list-level-style-bullet text:level="2" text:bullet-char="✔">
            <style:list-level-properties text:space-before="1.5cm" text:min-label-width="0.9cm"/>
            <style:text-properties fo:font-family="StarSymbol" style:font-charset="x-symbol" fo:color="#000000" fo:font-size="80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000000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000000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.497cm" fo:text-indent="0cm">
        <style:tab-stops/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32pt" fo:language="en" fo:country="GB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fill-image-width="0cm" draw:fill-image-height="0cm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GB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6.799999237060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Enalean_20_Background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emplateSlides-backgroundobjects">
      <style:graphic-properties draw:stroke="solid" svg:stroke-width="0.2cm" svg:stroke-color="#f6a719" draw:marker-start-width="0.5cm" draw:marker-end-width="0.5cm" draw:textarea-horizontal-align="center" draw:textarea-vertical-align="middle" fo:padding-top="0.1cm" fo:padding-bottom="0.1cm" fo:padding-left="0.1cm" fo:padding-right="0.1cm"/>
    </style:style>
    <style:style style:name="Mpr2" style:family="presentation" style:parent-style-name="TemplateSlides-backgroundobjects">
      <style:graphic-properties draw:stroke="none" draw:fill="none" draw:fill-color="#ffffff" draw:auto-grow-height="false" fo:min-height="1.485cm"/>
    </style:style>
    <style:style style:name="Mpr3" style:family="presentation" style:parent-style-name="TemplateSlide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fill="none" draw:textarea-horizontal-align="justify" draw:auto-grow-height="false"/>
    </style:style>
    <style:style style:name="Mpr5" style:family="presentation" style:parent-style-name="Standard-backgroundobjects">
      <style:graphic-properties draw:stroke="solid" svg:stroke-color="#808080"/>
    </style:style>
    <style:style style:name="Mpr6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7" style:family="presentation" style:parent-style-name="Standard-backgroundobjects">
      <style:graphic-properties draw:stroke="solid" svg:stroke-width="0.2cm" svg:stroke-color="#2d333b" draw:marker-start-width="0.5cm" draw:marker-end-width="0.5cm" fo:padding-top="0.1cm" fo:padding-bottom="0.1cm" fo:padding-left="0.1cm" fo:padding-right="0.1cm"/>
    </style:style>
    <style:style style:name="Mpr8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9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start">
        <style:tab-stops>
          <style:tab-stop style:position="20.016cm" style:type="right"/>
        </style:tab-stops>
      </style:paragraph-properties>
      <style:text-properties fo:font-size="14pt" style:font-size-asian="14pt" style:font-size-complex="14pt"/>
    </style:style>
    <style:style style:name="MP5" style:family="paragraph">
      <style:paragraph-properties fo:text-align="start">
        <style:tab-stops>
          <style:tab-stop style:position="25cm" style:type="right"/>
        </style:tab-stops>
      </style:paragraph-properties>
      <style:text-properties fo:font-size="14pt" style:font-size-asian="14pt" style:font-size-complex="14pt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TemplateSlides" style:page-layout-name="PM1" draw:style-name="Mdp1">
      <office:forms form:automatic-focus="false" form:apply-design-mode="false"/>
      <draw:frame draw:style-name="Mgr3" draw:text-style-name="MP3" draw:layer="backgroundobjects" svg:width="29.748cm" svg:height="20.988cm" svg:x="-0.6cm" svg:y="0cm">
        <draw:image xlink:href="Pictures/10000000000004EC00000379A7705CBA.jpg" xlink:type="simple" xlink:show="embed" xlink:actuate="onLoad">
          <text:p/>
        </draw:image>
      </draw:frame>
      <draw:frame presentation:style-name="TemplateSlides-title" draw:layer="backgroundobjects" svg:width="25.199cm" svg:height="3.767cm" svg:x="1.5cm" svg:y="7.921cm" presentation:class="title" presentation:placeholder="true">
        <draw:text-box/>
      </draw:frame>
      <draw:frame presentation:style-name="TemplateSlides-outline1" draw:layer="backgroundobjects" svg:width="25.199cm" svg:height="12.18cm" svg:x="1.434cm" svg:y="12.835cm" presentation:class="outline" presentation:placeholder="true">
        <draw:text-box/>
      </draw:frame>
      <draw:line presentation:style-name="Mpr1" draw:text-style-name="MP3" draw:layer="backgroundobjects" svg:x1="7.776cm" svg:y1="7.707cm" svg:x2="20.499cm" svg:y2="7.707cm">
        <text:p/>
      </draw:line>
      <draw:line presentation:style-name="Mpr1" draw:text-style-name="MP3" draw:layer="backgroundobjects" svg:x1="7.777cm" svg:y1="11.907cm" svg:x2="20.5cm" svg:y2="11.907cm">
        <text:p/>
      </draw:line>
      <presentation:notes style:page-layout-name="PM0">
        <draw:page-thumbnail presentation:style-name="TemplateSlides-title" draw:layer="backgroundobjects" svg:width="14.848cm" svg:height="11.135cm" svg:x="3.075cm" svg:y="2.257cm" presentation:class="page"/>
        <draw:frame presentation:style-name="TemplateSlide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1">
      <office:forms form:automatic-focus="false" form:apply-design-mode="false"/>
      <draw:frame draw:style-name="Mgr3" draw:text-style-name="MP3" draw:layer="backgroundobjects" svg:width="28cm" svg:height="18.314cm" svg:x="0cm" svg:y="0cm">
        <draw:image xlink:href="Pictures/10000000000004EC000003795F80046F.png" xlink:type="simple" xlink:show="embed" xlink:actuate="onLoad">
          <text:p/>
        </draw:image>
      </draw:frame>
      <draw:frame presentation:style-name="Standard-outline1" draw:layer="backgroundobjects" svg:width="25.199cm" svg:height="12.18cm" svg:x="1.4cm" svg:y="3.5cm" presentation:class="outline" presentation:placeholder="true">
        <draw:text-box/>
      </draw:frame>
      <draw:custom-shape presentation:style-name="Mpr4" draw:text-style-name="MP3" draw:layer="backgroundobjects" svg:width="27.728cm" svg:height="1.526cm" svg:x="0.272cm" svg:y="4.478cm">
        <text:p/>
        <draw:enhanced-geometry svg:viewBox="0 0 21600 21600" draw:text-areas="4230 4230 21600 21600" draw:type="flowchart-internal-storage" draw:enhanced-path="M 0 0 L 21600 0 21600 21600 0 21600 Z N M 4230 0 L 4230 21600 N M 0 4230 L 21600 4230 N"/>
      </draw:custom-shape>
      <draw:frame presentation:style-name="Standard-title" draw:layer="backgroundobjects" svg:width="26.734cm" svg:height="1.506cm" svg:x="0.598cm" svg:y="0.205cm" presentation:class="title" presentation:placeholder="true">
        <draw:text-box/>
      </draw:frame>
      <draw:frame draw:style-name="Mgr3" draw:text-style-name="MP3" draw:layer="backgroundobjects" svg:width="27.999cm" svg:height="3.466cm" svg:x="0.001cm" svg:y="18.296cm">
        <draw:image xlink:href="Pictures/10000000000004EC0000009CB164050B.jpg" xlink:type="simple" xlink:show="embed" xlink:actuate="onLoad">
          <text:p/>
        </draw:image>
      </draw:frame>
      <draw:line presentation:style-name="Mpr5" draw:text-style-name="MP3" draw:layer="backgroundobjects" svg:x1="-1.404cm" svg:y1="21cm" svg:x2="29.334cm" svg:y2="21cm">
        <text:p/>
      </draw:line>
      <draw:frame presentation:style-name="Mpr6" draw:text-style-name="MP5" draw:layer="backgroundobjects" svg:width="20.049cm" svg:height="0.882cm" svg:x="7.729cm" svg:y="19.545cm" presentation:class="page-number">
        <draw:text-box>
          <text:p text:style-name="MP4"><text:span text:style-name="MT2"><text:tab/></text:span><text:span text:style-name="MT2"><text:page-number>&lt;number&gt;</text:page-number></text:span></text:p>
        </draw:text-box>
      </draw:frame>
      <draw:line presentation:style-name="Mpr7" draw:text-style-name="MP3" draw:layer="backgroundobjects" svg:x1="28cm" svg:y1="2.072cm" svg:x2="9.111cm" svg:y2="2.072cm">
        <text:p/>
      </draw:line>
      <presentation:notes style:page-layout-name="PM0">
        <draw:page-thumbnail presentation:style-name="Standard-title" draw:layer="backgroundobjects" svg:width="0.001cm" svg:height="0.001cm" svg:x="0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0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0" draw:text-style-name="MP6" draw:layer="backgroundobjects" svg:width="8.875cm" svg:height="1.448cm" svg:x="9.576cm" svg:y="19.131cm" presentation:class="footer">
        <draw:text-box>
          <text:p text:style-name="MP6"><presentation:footer/></text:p>
        </draw:text-box>
      </draw:frame>
      <draw:frame presentation:style-name="Mpr10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586cm" svg:height="11.136cm" svg:x="3.705cm" svg:y="2.256cm" presentation:class="page"/>
        <draw:frame presentation:style-name="Default-notes" draw:layer="backgroundobjects" svg:width="16.799cm" svg:height="13.364cm" svg:x="2.1cm" svg:y="14.106cm" presentation:class="notes" presentation:placeholder="true">
          <draw:text-box/>
        </draw:frame>
        <draw:frame presentation:style-name="Mpr11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12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2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12T11:41:20.815480250</meta:creation-date>
    <meta:editing-duration>PT47M4S</meta:editing-duration>
    <meta:editing-cycles>3</meta:editing-cycles>
    <meta:generator>LibreOffice/4.2.6.3$Linux_X86_64 LibreOffice_project/420m0$Build-3</meta:generator>
    <meta:initial-creator>Manuel </meta:initial-creator>
    <dc:date>2014-10-12T12:44:04.743936016</dc:date>
    <dc:creator>Manuel </dc:creator>
    <meta:document-statistic meta:object-count="68"/>
  </office:meta>
</office:document-meta>
</file>